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97c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97c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97c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97c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97c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97c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97c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97c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97c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97c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97c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97c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97c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97c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97c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97c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97c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gel David Bravo Infant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9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5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 Anyer Bravo Escob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64061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1.7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4" meta:non-whitespace-character-count="987"/>
    <meta:template xlink:type="simple" xlink:actuate="onRequest" xlink:title="Normal" xlink:href=""/>
  </office:meta>
</office:document-meta>
</file>